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ucidasans" svg:font-family="Lucidasans" style:font-pitch="variable"/>
    <style:font-face style:name="MS Gothic" svg:font-family="'MS Gothic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center" draw:textarea-vertical-align="middle" fo:padding-right="0cm" loext:decorative="false"/>
    </style:style>
    <style:style style:name="gr2" style:family="graphic" style:parent-style-name="standard">
      <style:graphic-properties draw:fill="none" draw:textarea-horizontal-align="center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2.83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.077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center" draw:textarea-vertical-align="middle" loext:decorative="false"/>
      <style:paragraph-properties style:writing-mode="lr-tb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2.66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.25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.09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.25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37cm" loext:decorative="false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align="justify" fo:text-indent="0cm"/>
      <style:text-properties style:font-name="Helvetica"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style:font-name="Helvetica" fo:font-size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Helvetica" fo:font-size="12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81cm" svg:height="1.931cm" svg:x="1.14cm" svg:y="14.097cm">
          <text:p/>
        </draw:rect>
        <draw:rect draw:style-name="gr2" draw:text-style-name="P2" draw:layer="layout" svg:width="4.95cm" svg:height="6.35cm" svg:x="0.635cm" svg:y="13.462cm">
          <text:p/>
        </draw:rect>
        <draw:rect draw:style-name="gr1" draw:text-style-name="P1" draw:layer="layout" svg:width="3.81cm" svg:height="1.931cm" svg:x="1.14cm" svg:y="17.246cm">
          <text:p/>
        </draw:rect>
        <draw:frame draw:style-name="gr3" draw:text-style-name="P4" draw:layer="layout" svg:width="3.338cm" svg:height="0.776cm" svg:x="1.14cm" svg:y="18.401cm">
          <draw:text-box>
            <text:p text:style-name="P3"><text:span text:style-name="T1">receiver surrogate</text:span></text:p>
          </draw:text-box>
        </draw:frame>
        <draw:frame draw:style-name="gr4" draw:text-style-name="P5" draw:layer="layout" svg:width="1.577cm" svg:height="0.776cm" svg:x="2.234cm" svg:y="13.989cm">
          <draw:text-box>
            <text:p text:style-name="P3"><text:span text:style-name="T1">sender</text:span></text:p>
          </draw:text-box>
        </draw:frame>
        <draw:rect draw:style-name="gr5" draw:text-style-name="P7" draw:layer="layout" svg:width="0.635cm" svg:height="0.61cm" svg:x="2.757cm" svg:y="15.418cm">
          <text:p text:style-name="P6"><text:span text:style-name="T2">S</text:span></text:p>
        </draw:rect>
        <draw:rect draw:style-name="gr5" draw:text-style-name="P7" draw:layer="layout" svg:width="0.61cm" svg:height="0.61cm" svg:x="2.748cm" svg:y="17.258cm">
          <text:p text:style-name="P6"><text:span text:style-name="T2">R</text:span></text:p>
        </draw:rect>
        <draw:line draw:style-name="gr6" draw:text-style-name="P8" draw:layer="layout" svg:x1="3.045cm" svg:y1="16.002cm" svg:x2="3.045cm" svg:y2="17.272cm">
          <text:p/>
        </draw:line>
        <draw:rect draw:style-name="gr1" draw:text-style-name="P1" draw:layer="layout" svg:width="3.81cm" svg:height="1.931cm" svg:x="8.125cm" svg:y="14.097cm">
          <text:p/>
        </draw:rect>
        <draw:rect draw:style-name="gr2" draw:text-style-name="P2" draw:layer="layout" svg:width="5.042cm" svg:height="6.35cm" svg:x="7.418cm" svg:y="13.462cm">
          <text:p/>
        </draw:rect>
        <draw:rect draw:style-name="gr1" draw:text-style-name="P1" draw:layer="layout" svg:width="3.81cm" svg:height="1.931cm" svg:x="8.015cm" svg:y="17.246cm">
          <text:p/>
        </draw:rect>
        <draw:frame draw:style-name="gr7" draw:text-style-name="P4" draw:layer="layout" svg:width="3.161cm" svg:height="0.776cm" svg:x="8.487cm" svg:y="18.401cm">
          <draw:text-box>
            <text:p text:style-name="P3"><text:span text:style-name="T1">sender surrogate</text:span></text:p>
          </draw:text-box>
        </draw:frame>
        <draw:frame draw:style-name="gr8" draw:text-style-name="P5" draw:layer="layout" svg:width="1.755cm" svg:height="0.776cm" svg:x="9.109cm" svg:y="13.989cm">
          <draw:text-box>
            <text:p text:style-name="P3"><text:span text:style-name="T1">receiver</text:span></text:p>
          </draw:text-box>
        </draw:frame>
        <draw:rect draw:style-name="gr5" draw:text-style-name="P7" draw:layer="layout" svg:width="0.635cm" svg:height="0.61cm" svg:x="9.605cm" svg:y="15.418cm">
          <text:p text:style-name="P6"><text:span text:style-name="T2">R</text:span></text:p>
        </draw:rect>
        <draw:rect draw:style-name="gr5" draw:text-style-name="P7" draw:layer="layout" svg:width="0.61cm" svg:height="0.61cm" svg:x="9.623cm" svg:y="17.257cm">
          <text:p text:style-name="P6"><text:span text:style-name="T2">S</text:span></text:p>
        </draw:rect>
        <draw:line draw:style-name="gr6" draw:text-style-name="P8" draw:layer="layout" svg:x1="9.92cm" svg:y1="16.002cm" svg:x2="9.92cm" svg:y2="17.272cm">
          <text:p/>
        </draw:line>
        <draw:rect draw:style-name="gr5" draw:text-style-name="P7" draw:layer="layout" svg:width="0.635cm" svg:height="0.61cm" svg:x="4.315cm" svg:y="17.932cm">
          <text:p text:style-name="P6"><text:span text:style-name="T2">S</text:span></text:p>
        </draw:rect>
        <draw:rect draw:style-name="gr5" draw:text-style-name="P7" draw:layer="layout" svg:width="0.635cm" svg:height="0.61cm" svg:x="8.034cm" svg:y="17.947cm">
          <text:p text:style-name="P6"><text:span text:style-name="T2">R</text:span></text:p>
        </draw:rect>
        <draw:frame draw:style-name="gr9" draw:text-style-name="P4" draw:layer="layout" svg:width="1.595cm" svg:height="0.776cm" svg:x="5.742cm" svg:y="17.532cm">
          <draw:text-box>
            <text:p text:style-name="P3"><text:span text:style-name="T1">remote</text:span></text:p>
          </draw:text-box>
        </draw:frame>
        <draw:frame draw:style-name="gr10" draw:text-style-name="P4" draw:layer="layout" svg:width="1.752cm" svg:height="0.776cm" svg:x="5.713cm" svg:y="18.098cm">
          <draw:text-box>
            <text:p text:style-name="P3"><text:span text:style-name="T1">protocol</text:span></text:p>
          </draw:text-box>
        </draw:frame>
        <draw:frame draw:style-name="gr11" draw:text-style-name="P9" draw:layer="layout" svg:width="1.937cm" svg:height="0.988cm" svg:x="2.257cm" svg:y="12.373cm">
          <draw:text-box>
            <text:p text:style-name="P3"><text:span text:style-name="T3">Host 1</text:span></text:p>
          </draw:text-box>
        </draw:frame>
        <draw:frame draw:style-name="gr11" draw:text-style-name="P9" draw:layer="layout" svg:width="1.937cm" svg:height="0.988cm" svg:x="9.078cm" svg:y="12.326cm">
          <draw:text-box>
            <text:p text:style-name="P3"><text:span text:style-name="T3">Host 2</text:span></text:p>
          </draw:text-box>
        </draw:frame>
        <draw:line draw:style-name="gr6" draw:text-style-name="P8" draw:layer="layout" svg:x1="4.952cm" svg:y1="18.254cm" svg:x2="8.011cm" svg:y2="18.25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ucidasans" svg:font-family="Lucidasans" style:font-pitch="variable"/>
    <style:font-face style:name="MS Gothic" svg:font-family="'MS Gothic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Nimbus Sans L1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Lucidasans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716cm" fo:page-height="19.8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07-09-26T14:22:16</meta:creation-date>
    <dc:date>2025-01-21T14:42:18.859468992</dc:date>
    <dc:language>en-US</dc:language>
    <meta:editing-cycles>25</meta:editing-cycles>
    <meta:print-date>2025-01-21T14:41:06.825641616</meta:print-date>
    <meta:editing-duration>PT3M8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